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3.6354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4" office:value-type="string">
            <text:p>TODO 2.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2" office:value-type="string">
            <text:p>Item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Done</text:p>
          </table:table-cell>
        </table:table-row>
        <table:table-row table:style-name="ro3">
          <table:table-cell/>
          <table:table-cell office:value-type="string">
            <text:p>MC time-dependence</text:p>
          </table:table-cell>
          <table:table-cell office:value-type="string">
            <text:p>P</text:p>
          </table:table-cell>
          <table:table-cell table:style-name="ce5" office:value-type="string">
            <text:p>Partial</text:p>
          </table:table-cell>
        </table:table-row>
        <table:table-row table:style-name="ro3">
          <table:table-cell/>
          <table:table-cell office:value-type="string">
            <text:p>Update dynamics guid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Update entropy functions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>
          <table:table-cell/>
          <table:table-cell office:value-type="string">
            <text:p>ME cython pyx should be removed after us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write entropy unittests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>
          <table:table-cell/>
          <table:table-cell office:value-type="string">
            <text:p>update command line demos 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>
          <table:table-cell/>
          <table:table-cell office:value-type="string">
            <text:p>write random guide section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 table:number-rows-repeated="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14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4-23T17:57:52</meta:creation-date>
    <dc:date>2012-04-26T14:22:30</dc:date>
    <meta:editing-duration>PT00H09M27S</meta:editing-duration>
    <meta:editing-cycles>11</meta:editing-cycles>
    <meta:generator>NeoOffice/3.2.1$Unix OpenOffice.org_project/Patch 4</meta:generator>
    <meta:document-statistic meta:table-count="3" meta:cell-count="25" meta:object-count="0"/>
  </office:meta>
</office:document-meta>
</file>